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6"/>
    <style:style style:name="ce10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[.B$31]*[.$B$53]" style:apply-style-name="Post_20_100_25_" style:base-cell-address="Feuille1.B56"/>
      <style:map style:condition="cell-content()&gt;[.B$30]*[.$B$53]" style:apply-style-name="Post_20_10_25_" style:base-cell-address="Feuille1.B56"/>
      <style:map style:condition="cell-content()&gt;[.B$29]*[.$B$53]" style:apply-style-name="Post_20_1_25_" style:base-cell-address="Feuille1.B56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99"/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"/>
    <style:style style:name="ce20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6" office:value-type="boolean" office:boolean-value="true" calcext:value-type="boolean">
            <text:p>VRAI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7" table:content-validation-name="val1" office:value-type="float" office:value="125" calcext:value-type="float">
            <text:p>12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7" office:value-type="float" office:value="23" calcext:value-type="float">
            <text:p>23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3" calcext:value-type="float">
            <text:p>33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370.688" calcext:value-type="float">
            <text:p>370,68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318.912" calcext:value-type="float">
            <text:p>1318,91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Toff (ms)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(1/[.$A21]-1)*[.B$15]" office:value-type="float" office:value="61634.304" calcext:value-type="float">
            <text:p>61 634</text:p>
          </table:table-cell>
          <table:table-cell table:style-name="ce8" table:formula="of:=(1/[.$A21]-1)*[.C$15]" office:value-type="float" office:value="113038.848" calcext:value-type="float">
            <text:p>113 039</text:p>
          </table:table-cell>
          <table:table-cell table:style-name="ce8" table:formula="of:=(1/[.$A21]-1)*[.D$15]" office:value-type="float" office:value="205618.176" calcext:value-type="float">
            <text:p>205 618</text:p>
          </table:table-cell>
          <table:table-cell table:style-name="ce8" table:formula="of:=(1/[.$A21]-1)*[.E$15]" office:value-type="float" office:value="370317.312" calcext:value-type="float">
            <text:p>370 317</text:p>
          </table:table-cell>
          <table:table-cell table:style-name="ce8" table:formula="of:=(1/[.$A21]-1)*[.F$15]" office:value-type="float" office:value="740634.624" calcext:value-type="float">
            <text:p>740 635</text:p>
          </table:table-cell>
          <table:table-cell table:style-name="ce8" table:formula="of:=(1/[.$A21]-1)*[.G$15]" office:value-type="float" office:value="1317593.088" calcext:value-type="float">
            <text:p>1 317 593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(1/[.$A22]-1)*[.B$15]" office:value-type="float" office:value="6107.904" calcext:value-type="float">
            <text:p>6 108</text:p>
          </table:table-cell>
          <table:table-cell table:style-name="ce8" table:formula="of:=(1/[.$A22]-1)*[.C$15]" office:value-type="float" office:value="11202.048" calcext:value-type="float">
            <text:p>11 202</text:p>
          </table:table-cell>
          <table:table-cell table:style-name="ce8" table:formula="of:=(1/[.$A22]-1)*[.D$15]" office:value-type="float" office:value="20376.576" calcext:value-type="float">
            <text:p>20 377</text:p>
          </table:table-cell>
          <table:table-cell table:style-name="ce8" table:formula="of:=(1/[.$A22]-1)*[.E$15]" office:value-type="float" office:value="36698.112" calcext:value-type="float">
            <text:p>36 698</text:p>
          </table:table-cell>
          <table:table-cell table:style-name="ce8" table:formula="of:=(1/[.$A22]-1)*[.F$15]" office:value-type="float" office:value="73396.224" calcext:value-type="float">
            <text:p>73 396</text:p>
          </table:table-cell>
          <table:table-cell table:style-name="ce8" table:formula="of:=(1/[.$A22]-1)*[.G$15]" office:value-type="float" office:value="130572.288" calcext:value-type="float">
            <text:p>130 572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(1/[.$A23]-1)*[.B$15]" office:value-type="float" office:value="555.264" calcext:value-type="float">
            <text:p>555</text:p>
          </table:table-cell>
          <table:table-cell table:style-name="ce8" table:formula="of:=(1/[.$A23]-1)*[.C$15]" office:value-type="float" office:value="1018.368" calcext:value-type="float">
            <text:p>1 018</text:p>
          </table:table-cell>
          <table:table-cell table:style-name="ce8" table:formula="of:=(1/[.$A23]-1)*[.D$15]" office:value-type="float" office:value="1852.416" calcext:value-type="float">
            <text:p>1 852</text:p>
          </table:table-cell>
          <table:table-cell table:style-name="ce8" table:formula="of:=(1/[.$A23]-1)*[.E$15]" office:value-type="float" office:value="3336.192" calcext:value-type="float">
            <text:p>3 336</text:p>
          </table:table-cell>
          <table:table-cell table:style-name="ce8" table:formula="of:=(1/[.$A23]-1)*[.F$15]" office:value-type="float" office:value="6672.384" calcext:value-type="float">
            <text:p>6 672</text:p>
          </table:table-cell>
          <table:table-cell table:style-name="ce8" table:formula="of:=(1/[.$A23]-1)*[.G$15]" office:value-type="float" office:value="11870.208" calcext:value-type="float">
            <text:p>11 870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(1/[.$A24]-1)*[.B$15]" office:value-type="float" office:value="0" calcext:value-type="float">
            <text:p>0</text:p>
          </table:table-cell>
          <table:table-cell table:style-name="ce8" table:formula="of:=(1/[.$A24]-1)*[.C$15]" office:value-type="float" office:value="0" calcext:value-type="float">
            <text:p>0</text:p>
          </table:table-cell>
          <table:table-cell table:style-name="ce8" table:formula="of:=(1/[.$A24]-1)*[.D$15]" office:value-type="float" office:value="0" calcext:value-type="float">
            <text:p>0</text:p>
          </table:table-cell>
          <table:table-cell table:style-name="ce8" table:formula="of:=(1/[.$A24]-1)*[.E$15]" office:value-type="float" office:value="0" calcext:value-type="float">
            <text:p>0</text:p>
          </table:table-cell>
          <table:table-cell table:style-name="ce8" table:formula="of:=(1/[.$A24]-1)*[.F$15]" office:value-type="float" office:value="0" calcext:value-type="float">
            <text:p>0</text:p>
          </table:table-cell>
          <table:table-cell table:style-name="ce8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s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9" table:formula="of:=1000/(1/[.$A28]*[.B$15])" office:value-type="float" office:value="0.0162085062240664" calcext:value-type="float">
            <text:p>0,01621</text:p>
          </table:table-cell>
          <table:table-cell table:style-name="ce9" table:formula="of:=1000/(1/[.$A28]*[.C$15])" office:value-type="float" office:value="0.00883766968325792" calcext:value-type="float">
            <text:p>0,00884</text:p>
          </table:table-cell>
          <table:table-cell table:style-name="ce9" table:formula="of:=1000/(1/[.$A28]*[.D$15])" office:value-type="float" office:value="0.00485851990049751" calcext:value-type="float">
            <text:p>0,00486</text:p>
          </table:table-cell>
          <table:table-cell table:style-name="ce9" table:formula="of:=1000/(1/[.$A28]*[.E$15])" office:value-type="float" office:value="0.0026976864640884" calcext:value-type="float">
            <text:p>0,00270</text:p>
          </table:table-cell>
          <table:table-cell table:style-name="ce9" table:formula="of:=1000/(1/[.$A28]*[.F$15])" office:value-type="float" office:value="0.0013488432320442" calcext:value-type="float">
            <text:p>0,00135</text:p>
          </table:table-cell>
          <table:table-cell table:style-name="ce9" table:formula="of:=1000/(1/[.$A28]*[.G$15])" office:value-type="float" office:value="0.000758200698757764" calcext:value-type="float">
            <text:p>0,00076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9" table:formula="of:=1000/(1/[.$A29]*[.B$15])" office:value-type="float" office:value="0.162085062240664" calcext:value-type="float">
            <text:p>0,16209</text:p>
          </table:table-cell>
          <table:table-cell table:style-name="ce9" table:formula="of:=1000/(1/[.$A29]*[.C$15])" office:value-type="float" office:value="0.0883766968325792" calcext:value-type="float">
            <text:p>0,08838</text:p>
          </table:table-cell>
          <table:table-cell table:style-name="ce9" table:formula="of:=1000/(1/[.$A29]*[.D$15])" office:value-type="float" office:value="0.0485851990049751" calcext:value-type="float">
            <text:p>0,04859</text:p>
          </table:table-cell>
          <table:table-cell table:style-name="ce9" table:formula="of:=1000/(1/[.$A29]*[.E$15])" office:value-type="float" office:value="0.026976864640884" calcext:value-type="float">
            <text:p>0,02698</text:p>
          </table:table-cell>
          <table:table-cell table:style-name="ce9" table:formula="of:=1000/(1/[.$A29]*[.F$15])" office:value-type="float" office:value="0.013488432320442" calcext:value-type="float">
            <text:p>0,01349</text:p>
          </table:table-cell>
          <table:table-cell table:style-name="ce9" table:formula="of:=1000/(1/[.$A29]*[.G$15])" office:value-type="float" office:value="0.00758200698757764" calcext:value-type="float">
            <text:p>0,00758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9" table:formula="of:=1000/(1/[.$A30]*[.B$15])" office:value-type="float" office:value="1.62085062240664" calcext:value-type="float">
            <text:p>1,62085</text:p>
          </table:table-cell>
          <table:table-cell table:style-name="ce9" table:formula="of:=1000/(1/[.$A30]*[.C$15])" office:value-type="float" office:value="0.883766968325792" calcext:value-type="float">
            <text:p>0,88377</text:p>
          </table:table-cell>
          <table:table-cell table:style-name="ce9" table:formula="of:=1000/(1/[.$A30]*[.D$15])" office:value-type="float" office:value="0.485851990049751" calcext:value-type="float">
            <text:p>0,48585</text:p>
          </table:table-cell>
          <table:table-cell table:style-name="ce9" table:formula="of:=1000/(1/[.$A30]*[.E$15])" office:value-type="float" office:value="0.26976864640884" calcext:value-type="float">
            <text:p>0,26977</text:p>
          </table:table-cell>
          <table:table-cell table:style-name="ce9" table:formula="of:=1000/(1/[.$A30]*[.F$15])" office:value-type="float" office:value="0.13488432320442" calcext:value-type="float">
            <text:p>0,13488</text:p>
          </table:table-cell>
          <table:table-cell table:style-name="ce9" table:formula="of:=1000/(1/[.$A30]*[.G$15])" office:value-type="float" office:value="0.0758200698757764" calcext:value-type="float">
            <text:p>0,07582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9" table:formula="of:=1000/(1/[.$A31]*[.B$15])" office:value-type="float" office:value="16.2085062240664" calcext:value-type="float">
            <text:p>16,20851</text:p>
          </table:table-cell>
          <table:table-cell table:style-name="ce9" table:formula="of:=1000/(1/[.$A31]*[.C$15])" office:value-type="float" office:value="8.83766968325792" calcext:value-type="float">
            <text:p>8,83767</text:p>
          </table:table-cell>
          <table:table-cell table:style-name="ce9" table:formula="of:=1000/(1/[.$A31]*[.D$15])" office:value-type="float" office:value="4.85851990049751" calcext:value-type="float">
            <text:p>4,85852</text:p>
          </table:table-cell>
          <table:table-cell table:style-name="ce9" table:formula="of:=1000/(1/[.$A31]*[.E$15])" office:value-type="float" office:value="2.6976864640884" calcext:value-type="float">
            <text:p>2,69769</text:p>
          </table:table-cell>
          <table:table-cell table:style-name="ce9" table:formula="of:=1000/(1/[.$A31]*[.F$15])" office:value-type="float" office:value="1.3488432320442" calcext:value-type="float">
            <text:p>1,34884</text:p>
          </table:table-cell>
          <table:table-cell table:style-name="ce9" table:formula="of:=1000/(1/[.$A31]*[.G$15])" office:value-type="float" office:value="0.758200698757764" calcext:value-type="float">
            <text:p>0,75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⭡ duty cycle</text:p>
          </table:table-cell>
          <table:table-cell table:number-columns-repeated="7"/>
          <table:table-cell table:style-name="ce17"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h ⭨</text:p>
          </table:table-cell>
          <table:table-cell table:number-columns-repeated="7"/>
          <table:table-cell table:style-name="ce2" office:value-type="string" calcext:value-type="string">
            <text:p>bytes/h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" office:value-type="float" office:value="58.350622406639" calcext:value-type="float">
            <text:p>58</text:p>
          </table:table-cell>
          <table:table-cell table:style-name="ce8" table:formula="of:=[.C28]*3600" office:value-type="float" office:value="31.8156108597285" calcext:value-type="float">
            <text:p>32</text:p>
          </table:table-cell>
          <table:table-cell table:style-name="ce8" table:formula="of:=[.D28]*3600" office:value-type="float" office:value="17.490671641791" calcext:value-type="float">
            <text:p>17</text:p>
          </table:table-cell>
          <table:table-cell table:style-name="ce8" table:formula="of:=[.E28]*3600" office:value-type="float" office:value="9.71167127071823" calcext:value-type="float">
            <text:p>10</text:p>
          </table:table-cell>
          <table:table-cell table:style-name="ce8" table:formula="of:=[.F28]*3600" office:value-type="float" office:value="4.85583563535912" calcext:value-type="float">
            <text:p>5</text:p>
          </table:table-cell>
          <table:table-cell table:style-name="ce8" table:formula="of:=[.G28]*3600" office:value-type="float" office:value="2.72952251552795" calcext:value-type="float">
            <text:p>3</text:p>
          </table:table-cell>
          <table:table-cell table:number-columns-repeated="2"/>
          <table:table-cell table:style-name="ce20" table:formula="of:=[.$B$12]*FLOOR([.B35])" office:value-type="float" office:value="1334" calcext:value-type="float">
            <text:p>1,33E+03</text:p>
          </table:table-cell>
          <table:table-cell table:style-name="ce20" table:formula="of:=[.$B$12]*FLOOR([.C35])" office:value-type="float" office:value="713" calcext:value-type="float">
            <text:p>713,00E+00</text:p>
          </table:table-cell>
          <table:table-cell table:style-name="ce20" table:formula="of:=[.$B$12]*FLOOR([.D35])" office:value-type="float" office:value="391" calcext:value-type="float">
            <text:p>391,00E+00</text:p>
          </table:table-cell>
          <table:table-cell table:style-name="ce20" table:formula="of:=[.$B$12]*FLOOR([.E35])" office:value-type="float" office:value="207" calcext:value-type="float">
            <text:p>207,00E+00</text:p>
          </table:table-cell>
          <table:table-cell table:style-name="ce20" table:formula="of:=[.$B$12]*FLOOR([.F35])" office:value-type="float" office:value="92" calcext:value-type="float">
            <text:p>92,00E+00</text:p>
          </table:table-cell>
          <table:table-cell table:style-name="ce20" table:formula="of:=[.$B$12]*FLOOR([.G35])" office:value-type="float" office:value="46" calcext:value-type="float">
            <text:p>46,0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" office:value-type="float" office:value="583.50622406639" calcext:value-type="float">
            <text:p>584</text:p>
          </table:table-cell>
          <table:table-cell table:style-name="ce8" table:formula="of:=[.C29]*3600" office:value-type="float" office:value="318.156108597285" calcext:value-type="float">
            <text:p>318</text:p>
          </table:table-cell>
          <table:table-cell table:style-name="ce8" table:formula="of:=[.D29]*3600" office:value-type="float" office:value="174.90671641791" calcext:value-type="float">
            <text:p>175</text:p>
          </table:table-cell>
          <table:table-cell table:style-name="ce8" table:formula="of:=[.E29]*3600" office:value-type="float" office:value="97.1167127071823" calcext:value-type="float">
            <text:p>97</text:p>
          </table:table-cell>
          <table:table-cell table:style-name="ce8" table:formula="of:=[.F29]*3600" office:value-type="float" office:value="48.5583563535912" calcext:value-type="float">
            <text:p>49</text:p>
          </table:table-cell>
          <table:table-cell table:style-name="ce8" table:formula="of:=[.G29]*3600" office:value-type="float" office:value="27.2952251552795" calcext:value-type="float">
            <text:p>27</text:p>
          </table:table-cell>
          <table:table-cell table:number-columns-repeated="2"/>
          <table:table-cell table:style-name="ce20" table:formula="of:=[.$B$12]*FLOOR([.B36])" office:value-type="float" office:value="13409" calcext:value-type="float">
            <text:p>13,41E+03</text:p>
          </table:table-cell>
          <table:table-cell table:style-name="ce20" table:formula="of:=[.$B$12]*FLOOR([.C36])" office:value-type="float" office:value="7314" calcext:value-type="float">
            <text:p>7,31E+03</text:p>
          </table:table-cell>
          <table:table-cell table:style-name="ce20" table:formula="of:=[.$B$12]*FLOOR([.D36])" office:value-type="float" office:value="4002" calcext:value-type="float">
            <text:p>4,00E+03</text:p>
          </table:table-cell>
          <table:table-cell table:style-name="ce20" table:formula="of:=[.$B$12]*FLOOR([.E36])" office:value-type="float" office:value="2231" calcext:value-type="float">
            <text:p>2,23E+03</text:p>
          </table:table-cell>
          <table:table-cell table:style-name="ce20" table:formula="of:=[.$B$12]*FLOOR([.F36])" office:value-type="float" office:value="1104" calcext:value-type="float">
            <text:p>1,10E+03</text:p>
          </table:table-cell>
          <table:table-cell table:style-name="ce20" table:formula="of:=[.$B$12]*FLOOR([.G36])" office:value-type="float" office:value="621" calcext:value-type="float">
            <text:p>621,0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" office:value-type="float" office:value="5835.0622406639" calcext:value-type="float">
            <text:p>5 835</text:p>
          </table:table-cell>
          <table:table-cell table:style-name="ce8" table:formula="of:=[.C30]*3600" office:value-type="float" office:value="3181.56108597285" calcext:value-type="float">
            <text:p>3 182</text:p>
          </table:table-cell>
          <table:table-cell table:style-name="ce8" table:formula="of:=[.D30]*3600" office:value-type="float" office:value="1749.0671641791" calcext:value-type="float">
            <text:p>1 749</text:p>
          </table:table-cell>
          <table:table-cell table:style-name="ce8" table:formula="of:=[.E30]*3600" office:value-type="float" office:value="971.167127071823" calcext:value-type="float">
            <text:p>971</text:p>
          </table:table-cell>
          <table:table-cell table:style-name="ce8" table:formula="of:=[.F30]*3600" office:value-type="float" office:value="485.583563535912" calcext:value-type="float">
            <text:p>486</text:p>
          </table:table-cell>
          <table:table-cell table:style-name="ce8" table:formula="of:=[.G30]*3600" office:value-type="float" office:value="272.952251552795" calcext:value-type="float">
            <text:p>273</text:p>
          </table:table-cell>
          <table:table-cell table:number-columns-repeated="2"/>
          <table:table-cell table:style-name="ce20" table:formula="of:=[.$B$12]*FLOOR([.B37])" office:value-type="float" office:value="134205" calcext:value-type="float">
            <text:p>134,21E+03</text:p>
          </table:table-cell>
          <table:table-cell table:style-name="ce20" table:formula="of:=[.$B$12]*FLOOR([.C37])" office:value-type="float" office:value="73163" calcext:value-type="float">
            <text:p>73,16E+03</text:p>
          </table:table-cell>
          <table:table-cell table:style-name="ce20" table:formula="of:=[.$B$12]*FLOOR([.D37])" office:value-type="float" office:value="40227" calcext:value-type="float">
            <text:p>40,23E+03</text:p>
          </table:table-cell>
          <table:table-cell table:style-name="ce20" table:formula="of:=[.$B$12]*FLOOR([.E37])" office:value-type="float" office:value="22333" calcext:value-type="float">
            <text:p>22,33E+03</text:p>
          </table:table-cell>
          <table:table-cell table:style-name="ce20" table:formula="of:=[.$B$12]*FLOOR([.F37])" office:value-type="float" office:value="11155" calcext:value-type="float">
            <text:p>11,16E+03</text:p>
          </table:table-cell>
          <table:table-cell table:style-name="ce20" table:formula="of:=[.$B$12]*FLOOR([.G37])" office:value-type="float" office:value="6256" calcext:value-type="float">
            <text:p>6,26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" office:value-type="float" office:value="58350.622406639" calcext:value-type="float">
            <text:p>58 351</text:p>
          </table:table-cell>
          <table:table-cell table:style-name="ce8" table:formula="of:=[.C31]*3600" office:value-type="float" office:value="31815.6108597285" calcext:value-type="float">
            <text:p>31 816</text:p>
          </table:table-cell>
          <table:table-cell table:style-name="ce8" table:formula="of:=[.D31]*3600" office:value-type="float" office:value="17490.671641791" calcext:value-type="float">
            <text:p>17 491</text:p>
          </table:table-cell>
          <table:table-cell table:style-name="ce8" table:formula="of:=[.E31]*3600" office:value-type="float" office:value="9711.67127071823" calcext:value-type="float">
            <text:p>9 712</text:p>
          </table:table-cell>
          <table:table-cell table:style-name="ce8" table:formula="of:=[.F31]*3600" office:value-type="float" office:value="4855.83563535912" calcext:value-type="float">
            <text:p>4 856</text:p>
          </table:table-cell>
          <table:table-cell table:style-name="ce8" table:formula="of:=[.G31]*3600" office:value-type="float" office:value="2729.52251552795" calcext:value-type="float">
            <text:p>2 730</text:p>
          </table:table-cell>
          <table:table-cell table:number-columns-repeated="2"/>
          <table:table-cell table:style-name="ce20" table:formula="of:=[.$B$12]*FLOOR([.B38])" office:value-type="float" office:value="1342050" calcext:value-type="float">
            <text:p>1,34E+06</text:p>
          </table:table-cell>
          <table:table-cell table:style-name="ce20" table:formula="of:=[.$B$12]*FLOOR([.C38])" office:value-type="float" office:value="731745" calcext:value-type="float">
            <text:p>731,75E+03</text:p>
          </table:table-cell>
          <table:table-cell table:style-name="ce20" table:formula="of:=[.$B$12]*FLOOR([.D38])" office:value-type="float" office:value="402270" calcext:value-type="float">
            <text:p>402,27E+03</text:p>
          </table:table-cell>
          <table:table-cell table:style-name="ce20" table:formula="of:=[.$B$12]*FLOOR([.E38])" office:value-type="float" office:value="223353" calcext:value-type="float">
            <text:p>223,35E+03</text:p>
          </table:table-cell>
          <table:table-cell table:style-name="ce20" table:formula="of:=[.$B$12]*FLOOR([.F38])" office:value-type="float" office:value="111665" calcext:value-type="float">
            <text:p>111,67E+03</text:p>
          </table:table-cell>
          <table:table-cell table:style-name="ce20" table:formula="of:=[.$B$12]*FLOOR([.G38])" office:value-type="float" office:value="62767" calcext:value-type="float">
            <text:p>62,77E+03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20"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d ⭨</text:p>
          </table:table-cell>
          <table:table-cell table:number-columns-repeated="7"/>
          <table:table-cell table:style-name="ce2" office:value-type="string" calcext:value-type="string">
            <text:p>bytes/d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*24" office:value-type="float" office:value="1400.41493775934" calcext:value-type="float">
            <text:p>1 400</text:p>
          </table:table-cell>
          <table:table-cell table:style-name="ce8" table:formula="of:=[.C28]*3600*24" office:value-type="float" office:value="763.574660633484" calcext:value-type="float">
            <text:p>764</text:p>
          </table:table-cell>
          <table:table-cell table:style-name="ce8" table:formula="of:=[.D28]*3600*24" office:value-type="float" office:value="419.776119402985" calcext:value-type="float">
            <text:p>420</text:p>
          </table:table-cell>
          <table:table-cell table:style-name="ce8" table:formula="of:=[.E28]*3600*24" office:value-type="float" office:value="233.080110497238" calcext:value-type="float">
            <text:p>233</text:p>
          </table:table-cell>
          <table:table-cell table:style-name="ce8" table:formula="of:=[.F28]*3600*24" office:value-type="float" office:value="116.540055248619" calcext:value-type="float">
            <text:p>117</text:p>
          </table:table-cell>
          <table:table-cell table:style-name="ce8" table:formula="of:=[.G28]*3600*24" office:value-type="float" office:value="65.5085403726708" calcext:value-type="float">
            <text:p>66</text:p>
          </table:table-cell>
          <table:table-cell table:number-columns-repeated="2"/>
          <table:table-cell table:style-name="ce20" table:formula="of:=[.$B$12]*FLOOR([.B42])" office:value-type="float" office:value="32200" calcext:value-type="float">
            <text:p>32,20E+03</text:p>
          </table:table-cell>
          <table:table-cell table:style-name="ce20" table:formula="of:=[.$B$12]*FLOOR([.C42])" office:value-type="float" office:value="17549" calcext:value-type="float">
            <text:p>17,55E+03</text:p>
          </table:table-cell>
          <table:table-cell table:style-name="ce20" table:formula="of:=[.$B$12]*FLOOR([.D42])" office:value-type="float" office:value="9637" calcext:value-type="float">
            <text:p>9,64E+03</text:p>
          </table:table-cell>
          <table:table-cell table:style-name="ce20" table:formula="of:=[.$B$12]*FLOOR([.E42])" office:value-type="float" office:value="5359" calcext:value-type="float">
            <text:p>5,36E+03</text:p>
          </table:table-cell>
          <table:table-cell table:style-name="ce20" table:formula="of:=[.$B$12]*FLOOR([.F42])" office:value-type="float" office:value="2668" calcext:value-type="float">
            <text:p>2,67E+03</text:p>
          </table:table-cell>
          <table:table-cell table:style-name="ce20" table:formula="of:=[.$B$12]*FLOOR([.G42])" office:value-type="float" office:value="1495" calcext:value-type="float">
            <text:p>1,50E+03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*24" office:value-type="float" office:value="14004.1493775934" calcext:value-type="float">
            <text:p>14 004</text:p>
          </table:table-cell>
          <table:table-cell table:style-name="ce8" table:formula="of:=[.C29]*3600*24" office:value-type="float" office:value="7635.74660633484" calcext:value-type="float">
            <text:p>7 636</text:p>
          </table:table-cell>
          <table:table-cell table:style-name="ce8" table:formula="of:=[.D29]*3600*24" office:value-type="float" office:value="4197.76119402985" calcext:value-type="float">
            <text:p>4 198</text:p>
          </table:table-cell>
          <table:table-cell table:style-name="ce8" table:formula="of:=[.E29]*3600*24" office:value-type="float" office:value="2330.80110497238" calcext:value-type="float">
            <text:p>2 331</text:p>
          </table:table-cell>
          <table:table-cell table:style-name="ce8" table:formula="of:=[.F29]*3600*24" office:value-type="float" office:value="1165.40055248619" calcext:value-type="float">
            <text:p>1 165</text:p>
          </table:table-cell>
          <table:table-cell table:style-name="ce8" table:formula="of:=[.G29]*3600*24" office:value-type="float" office:value="655.085403726708" calcext:value-type="float">
            <text:p>655</text:p>
          </table:table-cell>
          <table:table-cell table:number-columns-repeated="2"/>
          <table:table-cell table:style-name="ce20" table:formula="of:=[.$B$12]*FLOOR([.B43])" office:value-type="float" office:value="322092" calcext:value-type="float">
            <text:p>322,09E+03</text:p>
          </table:table-cell>
          <table:table-cell table:style-name="ce20" table:formula="of:=[.$B$12]*FLOOR([.C43])" office:value-type="float" office:value="175605" calcext:value-type="float">
            <text:p>175,61E+03</text:p>
          </table:table-cell>
          <table:table-cell table:style-name="ce20" table:formula="of:=[.$B$12]*FLOOR([.D43])" office:value-type="float" office:value="96531" calcext:value-type="float">
            <text:p>96,53E+03</text:p>
          </table:table-cell>
          <table:table-cell table:style-name="ce20" table:formula="of:=[.$B$12]*FLOOR([.E43])" office:value-type="float" office:value="53590" calcext:value-type="float">
            <text:p>53,59E+03</text:p>
          </table:table-cell>
          <table:table-cell table:style-name="ce20" table:formula="of:=[.$B$12]*FLOOR([.F43])" office:value-type="float" office:value="26795" calcext:value-type="float">
            <text:p>26,80E+03</text:p>
          </table:table-cell>
          <table:table-cell table:style-name="ce20" table:formula="of:=[.$B$12]*FLOOR([.G43])" office:value-type="float" office:value="15065" calcext:value-type="float">
            <text:p>15,07E+03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*24" office:value-type="float" office:value="140041.493775934" calcext:value-type="float">
            <text:p>140 041</text:p>
          </table:table-cell>
          <table:table-cell table:style-name="ce8" table:formula="of:=[.C30]*3600*24" office:value-type="float" office:value="76357.4660633484" calcext:value-type="float">
            <text:p>76 357</text:p>
          </table:table-cell>
          <table:table-cell table:style-name="ce8" table:formula="of:=[.D30]*3600*24" office:value-type="float" office:value="41977.6119402985" calcext:value-type="float">
            <text:p>41 978</text:p>
          </table:table-cell>
          <table:table-cell table:style-name="ce8" table:formula="of:=[.E30]*3600*24" office:value-type="float" office:value="23308.0110497238" calcext:value-type="float">
            <text:p>23 308</text:p>
          </table:table-cell>
          <table:table-cell table:style-name="ce8" table:formula="of:=[.F30]*3600*24" office:value-type="float" office:value="11654.0055248619" calcext:value-type="float">
            <text:p>11 654</text:p>
          </table:table-cell>
          <table:table-cell table:style-name="ce8" table:formula="of:=[.G30]*3600*24" office:value-type="float" office:value="6550.85403726708" calcext:value-type="float">
            <text:p>6 551</text:p>
          </table:table-cell>
          <table:table-cell table:number-columns-repeated="2"/>
          <table:table-cell table:style-name="ce20" table:formula="of:=[.$B$12]*FLOOR([.B44])" office:value-type="float" office:value="3220943" calcext:value-type="float">
            <text:p>3,22E+06</text:p>
          </table:table-cell>
          <table:table-cell table:style-name="ce20" table:formula="of:=[.$B$12]*FLOOR([.C44])" office:value-type="float" office:value="1756211" calcext:value-type="float">
            <text:p>1,76E+06</text:p>
          </table:table-cell>
          <table:table-cell table:style-name="ce20" table:formula="of:=[.$B$12]*FLOOR([.D44])" office:value-type="float" office:value="965471" calcext:value-type="float">
            <text:p>965,47E+03</text:p>
          </table:table-cell>
          <table:table-cell table:style-name="ce20" table:formula="of:=[.$B$12]*FLOOR([.E44])" office:value-type="float" office:value="536084" calcext:value-type="float">
            <text:p>536,08E+03</text:p>
          </table:table-cell>
          <table:table-cell table:style-name="ce20" table:formula="of:=[.$B$12]*FLOOR([.F44])" office:value-type="float" office:value="268042" calcext:value-type="float">
            <text:p>268,04E+03</text:p>
          </table:table-cell>
          <table:table-cell table:style-name="ce20" table:formula="of:=[.$B$12]*FLOOR([.G44])" office:value-type="float" office:value="150650" calcext:value-type="float">
            <text:p>150,65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*24" office:value-type="float" office:value="1400414.93775934" calcext:value-type="float">
            <text:p>1 400 415</text:p>
          </table:table-cell>
          <table:table-cell table:style-name="ce8" table:formula="of:=[.C31]*3600*24" office:value-type="float" office:value="763574.660633484" calcext:value-type="float">
            <text:p>763 575</text:p>
          </table:table-cell>
          <table:table-cell table:style-name="ce8" table:formula="of:=[.D31]*3600*24" office:value-type="float" office:value="419776.119402985" calcext:value-type="float">
            <text:p>419 776</text:p>
          </table:table-cell>
          <table:table-cell table:style-name="ce8" table:formula="of:=[.E31]*3600*24" office:value-type="float" office:value="233080.110497238" calcext:value-type="float">
            <text:p>233 080</text:p>
          </table:table-cell>
          <table:table-cell table:style-name="ce8" table:formula="of:=[.F31]*3600*24" office:value-type="float" office:value="116540.055248619" calcext:value-type="float">
            <text:p>116 540</text:p>
          </table:table-cell>
          <table:table-cell table:style-name="ce8" table:formula="of:=[.G31]*3600*24" office:value-type="float" office:value="65508.5403726708" calcext:value-type="float">
            <text:p>65 509</text:p>
          </table:table-cell>
          <table:table-cell table:number-columns-repeated="2"/>
          <table:table-cell table:style-name="ce20" table:formula="of:=[.$B$12]*FLOOR([.B45])" office:value-type="float" office:value="32209522" calcext:value-type="float">
            <text:p>32,21E+06</text:p>
          </table:table-cell>
          <table:table-cell table:style-name="ce20" table:formula="of:=[.$B$12]*FLOOR([.C45])" office:value-type="float" office:value="17562202" calcext:value-type="float">
            <text:p>17,56E+06</text:p>
          </table:table-cell>
          <table:table-cell table:style-name="ce20" table:formula="of:=[.$B$12]*FLOOR([.D45])" office:value-type="float" office:value="9654848" calcext:value-type="float">
            <text:p>9,65E+06</text:p>
          </table:table-cell>
          <table:table-cell table:style-name="ce20" table:formula="of:=[.$B$12]*FLOOR([.E45])" office:value-type="float" office:value="5360840" calcext:value-type="float">
            <text:p>5,36E+06</text:p>
          </table:table-cell>
          <table:table-cell table:style-name="ce20" table:formula="of:=[.$B$12]*FLOOR([.F45])" office:value-type="float" office:value="2680420" calcext:value-type="float">
            <text:p>2,68E+06</text:p>
          </table:table-cell>
          <table:table-cell table:style-name="ce20" table:formula="of:=[.$B$12]*FLOOR([.G45])" office:value-type="float" office:value="1506684" calcext:value-type="float">
            <text:p>1,51E+06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20"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10" office:value-type="percentage" office:value="0.2" calcext:value-type="percentage">
            <text:p>2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7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period ⭨</text:p>
          </table:table-cell>
          <table:table-cell table:number-columns-repeated="7"/>
          <table:table-cell table:style-name="ce18" office:value-type="string" calcext:value-type="string">
            <text:p>msg/fair use time ⭨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FLOOR([.$B$51]*[.$B$52]*[.$B$53]/[.$A56]/([.B$15]/1000))" office:value-type="float" office:value="2240663" calcext:value-type="float">
            <text:p>2240663</text:p>
          </table:table-cell>
          <table:table-cell table:style-name="ce11" table:formula="of:=FLOOR([.$B$51]*[.$B$52]*[.$B$53]/[.$A56]/([.C$15]/1000))" office:value-type="float" office:value="1221719" calcext:value-type="float">
            <text:p>1221719</text:p>
          </table:table-cell>
          <table:table-cell table:style-name="ce11" table:formula="of:=FLOOR([.$B$51]*[.$B$52]*[.$B$53]/[.$A56]/([.D$15]/1000))" office:value-type="float" office:value="671641" calcext:value-type="float">
            <text:p>671641</text:p>
          </table:table-cell>
          <table:table-cell table:style-name="ce11" table:formula="of:=FLOOR([.$B$51]*[.$B$52]*[.$B$53]/[.$A56]/([.E$15]/1000))" office:value-type="float" office:value="372928" calcext:value-type="float">
            <text:p>372928</text:p>
          </table:table-cell>
          <table:table-cell table:style-name="ce11" table:formula="of:=FLOOR([.$B$51]*[.$B$52]*[.$B$53]/[.$A56]/([.F$15]/1000))" office:value-type="float" office:value="186464" calcext:value-type="float">
            <text:p>186464</text:p>
          </table:table-cell>
          <table:table-cell table:style-name="ce11" table:formula="of:=FLOOR([.$B$51]*[.$B$52]*[.$B$53]/[.$A56]/([.G$15]/1000))" office:value-type="float" office:value="104813" calcext:value-type="float">
            <text:p>104813</text:p>
          </table:table-cell>
          <table:table-cell/>
          <table:table-cell table:style-name="ce19" table:formula="of:=[.$B$51]*[.$B$52]*[.$B$53]/[.$A56]" office:value-type="float" office:value="138240" calcext:value-type="float">
            <text:p>138240</text:p>
          </table:table-cell>
          <table:table-cell table:style-name="ce19" table:formula="of:=[.$I56]*[.B$31]" office:value-type="float" office:value="2240663.90041494" calcext:value-type="float">
            <text:p>2240664</text:p>
          </table:table-cell>
          <table:table-cell table:style-name="ce19" table:formula="of:=[.$I56]*[.C$31]" office:value-type="float" office:value="1221719.45701358" calcext:value-type="float">
            <text:p>1221719</text:p>
          </table:table-cell>
          <table:table-cell table:style-name="ce19" table:formula="of:=[.$I56]*[.D$31]" office:value-type="float" office:value="671641.791044776" calcext:value-type="float">
            <text:p>671642</text:p>
          </table:table-cell>
          <table:table-cell table:style-name="ce19" table:formula="of:=[.$I56]*[.E$31]" office:value-type="float" office:value="372928.17679558" calcext:value-type="float">
            <text:p>372928</text:p>
          </table:table-cell>
          <table:table-cell table:style-name="ce19" table:formula="of:=[.$I56]*[.F$31]" office:value-type="float" office:value="186464.08839779" calcext:value-type="float">
            <text:p>186464</text:p>
          </table:table-cell>
          <table:table-cell table:style-name="ce19" table:formula="of:=[.$I56]*[.G$31]" office:value-type="float" office:value="104813.664596273" calcext:value-type="float">
            <text:p>104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FLOOR([.$B$51]*[.$B$52]*[.$B$53]/[.$A57]/([.B$15]/1000))" office:value-type="float" office:value="1120331" calcext:value-type="float">
            <text:p>1120331</text:p>
          </table:table-cell>
          <table:table-cell table:style-name="ce11" table:formula="of:=FLOOR([.$B$51]*[.$B$52]*[.$B$53]/[.$A57]/([.C$15]/1000))" office:value-type="float" office:value="610859" calcext:value-type="float">
            <text:p>610859</text:p>
          </table:table-cell>
          <table:table-cell table:style-name="ce11" table:formula="of:=FLOOR([.$B$51]*[.$B$52]*[.$B$53]/[.$A57]/([.D$15]/1000))" office:value-type="float" office:value="335820" calcext:value-type="float">
            <text:p>335820</text:p>
          </table:table-cell>
          <table:table-cell table:style-name="ce11" table:formula="of:=FLOOR([.$B$51]*[.$B$52]*[.$B$53]/[.$A57]/([.E$15]/1000))" office:value-type="float" office:value="186464" calcext:value-type="float">
            <text:p>186464</text:p>
          </table:table-cell>
          <table:table-cell table:style-name="ce11" table:formula="of:=FLOOR([.$B$51]*[.$B$52]*[.$B$53]/[.$A57]/([.F$15]/1000))" office:value-type="float" office:value="93232" calcext:value-type="float">
            <text:p>93232</text:p>
          </table:table-cell>
          <table:table-cell table:style-name="ce11" table:formula="of:=FLOOR([.$B$51]*[.$B$52]*[.$B$53]/[.$A57]/([.G$15]/1000))" office:value-type="float" office:value="52406" calcext:value-type="float">
            <text:p>52406</text:p>
          </table:table-cell>
          <table:table-cell/>
          <table:table-cell table:style-name="ce19" table:formula="of:=[.$B$51]*[.$B$52]*[.$B$53]/[.$A57]" office:value-type="float" office:value="69120" calcext:value-type="float">
            <text:p>69120</text:p>
          </table:table-cell>
          <table:table-cell table:style-name="ce19" table:formula="of:=[.$I57]*[.B$31]" office:value-type="float" office:value="1120331.95020747" calcext:value-type="float">
            <text:p>1120332</text:p>
          </table:table-cell>
          <table:table-cell table:style-name="ce19" table:formula="of:=[.$I57]*[.C$31]" office:value-type="float" office:value="610859.728506788" calcext:value-type="float">
            <text:p>610860</text:p>
          </table:table-cell>
          <table:table-cell table:style-name="ce19" table:formula="of:=[.$I57]*[.D$31]" office:value-type="float" office:value="335820.895522388" calcext:value-type="float">
            <text:p>335821</text:p>
          </table:table-cell>
          <table:table-cell table:style-name="ce19" table:formula="of:=[.$I57]*[.E$31]" office:value-type="float" office:value="186464.08839779" calcext:value-type="float">
            <text:p>186464</text:p>
          </table:table-cell>
          <table:table-cell table:style-name="ce19" table:formula="of:=[.$I57]*[.F$31]" office:value-type="float" office:value="93232.0441988951" calcext:value-type="float">
            <text:p>93232</text:p>
          </table:table-cell>
          <table:table-cell table:style-name="ce19" table:formula="of:=[.$I57]*[.G$31]" office:value-type="float" office:value="52406.8322981367" calcext:value-type="float">
            <text:p>52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FLOOR([.$B$51]*[.$B$52]*[.$B$53]/[.$A58]/([.B$15]/1000))" office:value-type="float" office:value="448132" calcext:value-type="float">
            <text:p>448132</text:p>
          </table:table-cell>
          <table:table-cell table:style-name="ce11" table:formula="of:=FLOOR([.$B$51]*[.$B$52]*[.$B$53]/[.$A58]/([.C$15]/1000))" office:value-type="float" office:value="244343" calcext:value-type="float">
            <text:p>244343</text:p>
          </table:table-cell>
          <table:table-cell table:style-name="ce11" table:formula="of:=FLOOR([.$B$51]*[.$B$52]*[.$B$53]/[.$A58]/([.D$15]/1000))" office:value-type="float" office:value="134328" calcext:value-type="float">
            <text:p>134328</text:p>
          </table:table-cell>
          <table:table-cell table:style-name="ce11" table:formula="of:=FLOOR([.$B$51]*[.$B$52]*[.$B$53]/[.$A58]/([.E$15]/1000))" office:value-type="float" office:value="74585" calcext:value-type="float">
            <text:p>74585</text:p>
          </table:table-cell>
          <table:table-cell table:style-name="ce11" table:formula="of:=FLOOR([.$B$51]*[.$B$52]*[.$B$53]/[.$A58]/([.F$15]/1000))" office:value-type="float" office:value="37292" calcext:value-type="float">
            <text:p>37292</text:p>
          </table:table-cell>
          <table:table-cell table:style-name="ce11" table:formula="of:=FLOOR([.$B$51]*[.$B$52]*[.$B$53]/[.$A58]/([.G$15]/1000))" office:value-type="float" office:value="20962" calcext:value-type="float">
            <text:p>20962</text:p>
          </table:table-cell>
          <table:table-cell/>
          <table:table-cell table:style-name="ce19" table:formula="of:=[.$B$51]*[.$B$52]*[.$B$53]/[.$A58]" office:value-type="float" office:value="27648" calcext:value-type="float">
            <text:p>27648</text:p>
          </table:table-cell>
          <table:table-cell table:style-name="ce19" table:formula="of:=[.$I58]*[.B$31]" office:value-type="float" office:value="448132.780082988" calcext:value-type="float">
            <text:p>448133</text:p>
          </table:table-cell>
          <table:table-cell table:style-name="ce19" table:formula="of:=[.$I58]*[.C$31]" office:value-type="float" office:value="244343.891402715" calcext:value-type="float">
            <text:p>244344</text:p>
          </table:table-cell>
          <table:table-cell table:style-name="ce19" table:formula="of:=[.$I58]*[.D$31]" office:value-type="float" office:value="134328.358208955" calcext:value-type="float">
            <text:p>134328</text:p>
          </table:table-cell>
          <table:table-cell table:style-name="ce19" table:formula="of:=[.$I58]*[.E$31]" office:value-type="float" office:value="74585.6353591161" calcext:value-type="float">
            <text:p>74586</text:p>
          </table:table-cell>
          <table:table-cell table:style-name="ce19" table:formula="of:=[.$I58]*[.F$31]" office:value-type="float" office:value="37292.817679558" calcext:value-type="float">
            <text:p>37293</text:p>
          </table:table-cell>
          <table:table-cell table:style-name="ce19" table:formula="of:=[.$I58]*[.G$31]" office:value-type="float" office:value="20962.7329192547" calcext:value-type="float">
            <text:p>20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FLOOR([.$B$51]*[.$B$52]*[.$B$53]/[.$A59]/([.B$15]/1000))" office:value-type="float" office:value="224066" calcext:value-type="float">
            <text:p>224066</text:p>
          </table:table-cell>
          <table:table-cell table:style-name="ce11" table:formula="of:=FLOOR([.$B$51]*[.$B$52]*[.$B$53]/[.$A59]/([.C$15]/1000))" office:value-type="float" office:value="122171" calcext:value-type="float">
            <text:p>122171</text:p>
          </table:table-cell>
          <table:table-cell table:style-name="ce11" table:formula="of:=FLOOR([.$B$51]*[.$B$52]*[.$B$53]/[.$A59]/([.D$15]/1000))" office:value-type="float" office:value="67164" calcext:value-type="float">
            <text:p>67164</text:p>
          </table:table-cell>
          <table:table-cell table:style-name="ce11" table:formula="of:=FLOOR([.$B$51]*[.$B$52]*[.$B$53]/[.$A59]/([.E$15]/1000))" office:value-type="float" office:value="37292" calcext:value-type="float">
            <text:p>37292</text:p>
          </table:table-cell>
          <table:table-cell table:style-name="ce11" table:formula="of:=FLOOR([.$B$51]*[.$B$52]*[.$B$53]/[.$A59]/([.F$15]/1000))" office:value-type="float" office:value="18646" calcext:value-type="float">
            <text:p>18646</text:p>
          </table:table-cell>
          <table:table-cell table:style-name="ce11" table:formula="of:=FLOOR([.$B$51]*[.$B$52]*[.$B$53]/[.$A59]/([.G$15]/1000))" office:value-type="float" office:value="10481" calcext:value-type="float">
            <text:p>10481</text:p>
          </table:table-cell>
          <table:table-cell/>
          <table:table-cell table:style-name="ce19" table:formula="of:=[.$B$51]*[.$B$52]*[.$B$53]/[.$A59]" office:value-type="float" office:value="13824" calcext:value-type="float">
            <text:p>13824</text:p>
          </table:table-cell>
          <table:table-cell table:style-name="ce19" table:formula="of:=[.$I59]*[.B$31]" office:value-type="float" office:value="224066.390041494" calcext:value-type="float">
            <text:p>224066</text:p>
          </table:table-cell>
          <table:table-cell table:style-name="ce19" table:formula="of:=[.$I59]*[.C$31]" office:value-type="float" office:value="122171.945701357" calcext:value-type="float">
            <text:p>122172</text:p>
          </table:table-cell>
          <table:table-cell table:style-name="ce19" table:formula="of:=[.$I59]*[.D$31]" office:value-type="float" office:value="67164.1791044776" calcext:value-type="float">
            <text:p>67164</text:p>
          </table:table-cell>
          <table:table-cell table:style-name="ce19" table:formula="of:=[.$I59]*[.E$31]" office:value-type="float" office:value="37292.817679558" calcext:value-type="float">
            <text:p>37293</text:p>
          </table:table-cell>
          <table:table-cell table:style-name="ce19" table:formula="of:=[.$I59]*[.F$31]" office:value-type="float" office:value="18646.408839779" calcext:value-type="float">
            <text:p>18646</text:p>
          </table:table-cell>
          <table:table-cell table:style-name="ce19" table:formula="of:=[.$I59]*[.G$31]" office:value-type="float" office:value="10481.3664596273" calcext:value-type="float">
            <text:p>104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FLOOR([.$B$51]*[.$B$52]*[.$B$53]/[.$A60]/([.B$15]/1000))" office:value-type="float" office:value="112033" calcext:value-type="float">
            <text:p>112033</text:p>
          </table:table-cell>
          <table:table-cell table:style-name="ce11" table:formula="of:=FLOOR([.$B$51]*[.$B$52]*[.$B$53]/[.$A60]/([.C$15]/1000))" office:value-type="float" office:value="61085" calcext:value-type="float">
            <text:p>61085</text:p>
          </table:table-cell>
          <table:table-cell table:style-name="ce11" table:formula="of:=FLOOR([.$B$51]*[.$B$52]*[.$B$53]/[.$A60]/([.D$15]/1000))" office:value-type="float" office:value="33582" calcext:value-type="float">
            <text:p>33582</text:p>
          </table:table-cell>
          <table:table-cell table:style-name="ce11" table:formula="of:=FLOOR([.$B$51]*[.$B$52]*[.$B$53]/[.$A60]/([.E$15]/1000))" office:value-type="float" office:value="18646" calcext:value-type="float">
            <text:p>18646</text:p>
          </table:table-cell>
          <table:table-cell table:style-name="ce11" table:formula="of:=FLOOR([.$B$51]*[.$B$52]*[.$B$53]/[.$A60]/([.F$15]/1000))" office:value-type="float" office:value="9323" calcext:value-type="float">
            <text:p>9323</text:p>
          </table:table-cell>
          <table:table-cell table:style-name="ce11" table:formula="of:=FLOOR([.$B$51]*[.$B$52]*[.$B$53]/[.$A60]/([.G$15]/1000))" office:value-type="float" office:value="5240" calcext:value-type="float">
            <text:p>5240</text:p>
          </table:table-cell>
          <table:table-cell/>
          <table:table-cell table:style-name="ce19" table:formula="of:=[.$B$51]*[.$B$52]*[.$B$53]/[.$A60]" office:value-type="float" office:value="6912" calcext:value-type="float">
            <text:p>6912</text:p>
          </table:table-cell>
          <table:table-cell table:style-name="ce19" table:formula="of:=[.$I60]*[.B$31]" office:value-type="float" office:value="112033.195020747" calcext:value-type="float">
            <text:p>112033</text:p>
          </table:table-cell>
          <table:table-cell table:style-name="ce19" table:formula="of:=[.$I60]*[.C$31]" office:value-type="float" office:value="61085.9728506788" calcext:value-type="float">
            <text:p>61086</text:p>
          </table:table-cell>
          <table:table-cell table:style-name="ce19" table:formula="of:=[.$I60]*[.D$31]" office:value-type="float" office:value="33582.0895522388" calcext:value-type="float">
            <text:p>33582</text:p>
          </table:table-cell>
          <table:table-cell table:style-name="ce19" table:formula="of:=[.$I60]*[.E$31]" office:value-type="float" office:value="18646.408839779" calcext:value-type="float">
            <text:p>18646</text:p>
          </table:table-cell>
          <table:table-cell table:style-name="ce19" table:formula="of:=[.$I60]*[.F$31]" office:value-type="float" office:value="9323.20441988951" calcext:value-type="float">
            <text:p>9323</text:p>
          </table:table-cell>
          <table:table-cell table:style-name="ce19" table:formula="of:=[.$I60]*[.G$31]" office:value-type="float" office:value="5240.68322981367" calcext:value-type="float">
            <text:p>5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FLOOR([.$B$51]*[.$B$52]*[.$B$53]/[.$A61]/([.B$15]/1000))" office:value-type="float" office:value="44813" calcext:value-type="float">
            <text:p>44813</text:p>
          </table:table-cell>
          <table:table-cell table:style-name="ce11" table:formula="of:=FLOOR([.$B$51]*[.$B$52]*[.$B$53]/[.$A61]/([.C$15]/1000))" office:value-type="float" office:value="24434" calcext:value-type="float">
            <text:p>24434</text:p>
          </table:table-cell>
          <table:table-cell table:style-name="ce11" table:formula="of:=FLOOR([.$B$51]*[.$B$52]*[.$B$53]/[.$A61]/([.D$15]/1000))" office:value-type="float" office:value="13432" calcext:value-type="float">
            <text:p>13432</text:p>
          </table:table-cell>
          <table:table-cell table:style-name="ce11" table:formula="of:=FLOOR([.$B$51]*[.$B$52]*[.$B$53]/[.$A61]/([.E$15]/1000))" office:value-type="float" office:value="7458" calcext:value-type="float">
            <text:p>7458</text:p>
          </table:table-cell>
          <table:table-cell table:style-name="ce11" table:formula="of:=FLOOR([.$B$51]*[.$B$52]*[.$B$53]/[.$A61]/([.F$15]/1000))" office:value-type="float" office:value="3729" calcext:value-type="float">
            <text:p>3729</text:p>
          </table:table-cell>
          <table:table-cell table:style-name="ce11" table:formula="of:=FLOOR([.$B$51]*[.$B$52]*[.$B$53]/[.$A61]/([.G$15]/1000))" office:value-type="float" office:value="2096" calcext:value-type="float">
            <text:p>2096</text:p>
          </table:table-cell>
          <table:table-cell/>
          <table:table-cell table:style-name="ce19" table:formula="of:=[.$B$51]*[.$B$52]*[.$B$53]/[.$A61]" office:value-type="float" office:value="2764.8" calcext:value-type="float">
            <text:p>2765</text:p>
          </table:table-cell>
          <table:table-cell table:style-name="ce19" table:formula="of:=[.$I61]*[.B$31]" office:value-type="float" office:value="44813.2780082988" calcext:value-type="float">
            <text:p>44813</text:p>
          </table:table-cell>
          <table:table-cell table:style-name="ce19" table:formula="of:=[.$I61]*[.C$31]" office:value-type="float" office:value="24434.3891402715" calcext:value-type="float">
            <text:p>24434</text:p>
          </table:table-cell>
          <table:table-cell table:style-name="ce19" table:formula="of:=[.$I61]*[.D$31]" office:value-type="float" office:value="13432.8358208955" calcext:value-type="float">
            <text:p>13433</text:p>
          </table:table-cell>
          <table:table-cell table:style-name="ce19" table:formula="of:=[.$I61]*[.E$31]" office:value-type="float" office:value="7458.56353591161" calcext:value-type="float">
            <text:p>7459</text:p>
          </table:table-cell>
          <table:table-cell table:style-name="ce19" table:formula="of:=[.$I61]*[.F$31]" office:value-type="float" office:value="3729.2817679558" calcext:value-type="float">
            <text:p>3729</text:p>
          </table:table-cell>
          <table:table-cell table:style-name="ce19" table:formula="of:=[.$I61]*[.G$31]" office:value-type="float" office:value="2096.27329192547" calcext:value-type="float">
            <text:p>2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FLOOR([.$B$51]*[.$B$52]*[.$B$53]/[.$A62]/([.B$15]/1000))" office:value-type="float" office:value="22406" calcext:value-type="float">
            <text:p>22406</text:p>
          </table:table-cell>
          <table:table-cell table:style-name="ce11" table:formula="of:=FLOOR([.$B$51]*[.$B$52]*[.$B$53]/[.$A62]/([.C$15]/1000))" office:value-type="float" office:value="12217" calcext:value-type="float">
            <text:p>12217</text:p>
          </table:table-cell>
          <table:table-cell table:style-name="ce11" table:formula="of:=FLOOR([.$B$51]*[.$B$52]*[.$B$53]/[.$A62]/([.D$15]/1000))" office:value-type="float" office:value="6716" calcext:value-type="float">
            <text:p>6716</text:p>
          </table:table-cell>
          <table:table-cell table:style-name="ce11" table:formula="of:=FLOOR([.$B$51]*[.$B$52]*[.$B$53]/[.$A62]/([.E$15]/1000))" office:value-type="float" office:value="3729" calcext:value-type="float">
            <text:p>3729</text:p>
          </table:table-cell>
          <table:table-cell table:style-name="ce11" table:formula="of:=FLOOR([.$B$51]*[.$B$52]*[.$B$53]/[.$A62]/([.F$15]/1000))" office:value-type="float" office:value="1864" calcext:value-type="float">
            <text:p>1864</text:p>
          </table:table-cell>
          <table:table-cell table:style-name="ce11" table:formula="of:=FLOOR([.$B$51]*[.$B$52]*[.$B$53]/[.$A62]/([.G$15]/1000))" office:value-type="float" office:value="1048" calcext:value-type="float">
            <text:p>1048</text:p>
          </table:table-cell>
          <table:table-cell/>
          <table:table-cell table:style-name="ce19" table:formula="of:=[.$B$51]*[.$B$52]*[.$B$53]/[.$A62]" office:value-type="float" office:value="1382.4" calcext:value-type="float">
            <text:p>1382</text:p>
          </table:table-cell>
          <table:table-cell table:style-name="ce19" table:formula="of:=[.$I62]*[.B$31]" office:value-type="float" office:value="22406.6390041494" calcext:value-type="float">
            <text:p>22407</text:p>
          </table:table-cell>
          <table:table-cell table:style-name="ce19" table:formula="of:=[.$I62]*[.C$31]" office:value-type="float" office:value="12217.1945701358" calcext:value-type="float">
            <text:p>12217</text:p>
          </table:table-cell>
          <table:table-cell table:style-name="ce19" table:formula="of:=[.$I62]*[.D$31]" office:value-type="float" office:value="6716.41791044776" calcext:value-type="float">
            <text:p>6716</text:p>
          </table:table-cell>
          <table:table-cell table:style-name="ce19" table:formula="of:=[.$I62]*[.E$31]" office:value-type="float" office:value="3729.2817679558" calcext:value-type="float">
            <text:p>3729</text:p>
          </table:table-cell>
          <table:table-cell table:style-name="ce19" table:formula="of:=[.$I62]*[.F$31]" office:value-type="float" office:value="1864.6408839779" calcext:value-type="float">
            <text:p>1865</text:p>
          </table:table-cell>
          <table:table-cell table:style-name="ce19" table:formula="of:=[.$I62]*[.G$31]" office:value-type="float" office:value="1048.13664596273" calcext:value-type="float">
            <text:p>1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FLOOR([.$B$51]*[.$B$52]*[.$B$53]/[.$A63]/([.B$15]/1000))" office:value-type="float" office:value="11203" calcext:value-type="float">
            <text:p>11203</text:p>
          </table:table-cell>
          <table:table-cell table:style-name="ce11" table:formula="of:=FLOOR([.$B$51]*[.$B$52]*[.$B$53]/[.$A63]/([.C$15]/1000))" office:value-type="float" office:value="6108" calcext:value-type="float">
            <text:p>6108</text:p>
          </table:table-cell>
          <table:table-cell table:style-name="ce11" table:formula="of:=FLOOR([.$B$51]*[.$B$52]*[.$B$53]/[.$A63]/([.D$15]/1000))" office:value-type="float" office:value="3358" calcext:value-type="float">
            <text:p>3358</text:p>
          </table:table-cell>
          <table:table-cell table:style-name="ce11" table:formula="of:=FLOOR([.$B$51]*[.$B$52]*[.$B$53]/[.$A63]/([.E$15]/1000))" office:value-type="float" office:value="1864" calcext:value-type="float">
            <text:p>1864</text:p>
          </table:table-cell>
          <table:table-cell table:style-name="ce11" table:formula="of:=FLOOR([.$B$51]*[.$B$52]*[.$B$53]/[.$A63]/([.F$15]/1000))" office:value-type="float" office:value="932" calcext:value-type="float">
            <text:p>932</text:p>
          </table:table-cell>
          <table:table-cell table:style-name="ce11" table:formula="of:=FLOOR([.$B$51]*[.$B$52]*[.$B$53]/[.$A63]/([.G$15]/1000))" office:value-type="float" office:value="524" calcext:value-type="float">
            <text:p>524</text:p>
          </table:table-cell>
          <table:table-cell/>
          <table:table-cell table:style-name="ce19" table:formula="of:=[.$B$51]*[.$B$52]*[.$B$53]/[.$A63]" office:value-type="float" office:value="691.2" calcext:value-type="float">
            <text:p>691</text:p>
          </table:table-cell>
          <table:table-cell table:style-name="ce19" table:formula="of:=[.$I63]*[.B$31]" office:value-type="float" office:value="11203.3195020747" calcext:value-type="float">
            <text:p>11203</text:p>
          </table:table-cell>
          <table:table-cell table:style-name="ce19" table:formula="of:=[.$I63]*[.C$31]" office:value-type="float" office:value="6108.59728506788" calcext:value-type="float">
            <text:p>6109</text:p>
          </table:table-cell>
          <table:table-cell table:style-name="ce19" table:formula="of:=[.$I63]*[.D$31]" office:value-type="float" office:value="3358.20895522388" calcext:value-type="float">
            <text:p>3358</text:p>
          </table:table-cell>
          <table:table-cell table:style-name="ce19" table:formula="of:=[.$I63]*[.E$31]" office:value-type="float" office:value="1864.6408839779" calcext:value-type="float">
            <text:p>1865</text:p>
          </table:table-cell>
          <table:table-cell table:style-name="ce19" table:formula="of:=[.$I63]*[.F$31]" office:value-type="float" office:value="932.320441988951" calcext:value-type="float">
            <text:p>932</text:p>
          </table:table-cell>
          <table:table-cell table:style-name="ce19" table:formula="of:=[.$I63]*[.G$31]" office:value-type="float" office:value="524.068322981367" calcext:value-type="float">
            <text:p>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1" table:formula="of:=FLOOR([.$B$51]*[.$B$52]*[.$B$53]/[.$A64]/([.B$15]/1000))" office:value-type="float" office:value="4481" calcext:value-type="float">
            <text:p>4481</text:p>
          </table:table-cell>
          <table:table-cell table:style-name="ce11" table:formula="of:=FLOOR([.$B$51]*[.$B$52]*[.$B$53]/[.$A64]/([.C$15]/1000))" office:value-type="float" office:value="2443" calcext:value-type="float">
            <text:p>2443</text:p>
          </table:table-cell>
          <table:table-cell table:style-name="ce11" table:formula="of:=FLOOR([.$B$51]*[.$B$52]*[.$B$53]/[.$A64]/([.D$15]/1000))" office:value-type="float" office:value="1343" calcext:value-type="float">
            <text:p>1343</text:p>
          </table:table-cell>
          <table:table-cell table:style-name="ce11" table:formula="of:=FLOOR([.$B$51]*[.$B$52]*[.$B$53]/[.$A64]/([.E$15]/1000))" office:value-type="float" office:value="745" calcext:value-type="float">
            <text:p>745</text:p>
          </table:table-cell>
          <table:table-cell table:style-name="ce11" table:formula="of:=FLOOR([.$B$51]*[.$B$52]*[.$B$53]/[.$A64]/([.F$15]/1000))" office:value-type="float" office:value="372" calcext:value-type="float">
            <text:p>372</text:p>
          </table:table-cell>
          <table:table-cell table:style-name="ce11" table:formula="of:=FLOOR([.$B$51]*[.$B$52]*[.$B$53]/[.$A64]/([.G$15]/1000))" office:value-type="float" office:value="209" calcext:value-type="float">
            <text:p>209</text:p>
          </table:table-cell>
          <table:table-cell/>
          <table:table-cell table:style-name="ce19" table:formula="of:=[.$B$51]*[.$B$52]*[.$B$53]/[.$A64]" office:value-type="float" office:value="276.48" calcext:value-type="float">
            <text:p>276</text:p>
          </table:table-cell>
          <table:table-cell table:style-name="ce19" table:formula="of:=[.$I64]*[.B$31]" office:value-type="float" office:value="4481.32780082988" calcext:value-type="float">
            <text:p>4481</text:p>
          </table:table-cell>
          <table:table-cell table:style-name="ce19" table:formula="of:=[.$I64]*[.C$31]" office:value-type="float" office:value="2443.43891402715" calcext:value-type="float">
            <text:p>2443</text:p>
          </table:table-cell>
          <table:table-cell table:style-name="ce19" table:formula="of:=[.$I64]*[.D$31]" office:value-type="float" office:value="1343.28358208955" calcext:value-type="float">
            <text:p>1343</text:p>
          </table:table-cell>
          <table:table-cell table:style-name="ce19" table:formula="of:=[.$I64]*[.E$31]" office:value-type="float" office:value="745.856353591161" calcext:value-type="float">
            <text:p>746</text:p>
          </table:table-cell>
          <table:table-cell table:style-name="ce19" table:formula="of:=[.$I64]*[.F$31]" office:value-type="float" office:value="372.92817679558" calcext:value-type="float">
            <text:p>373</text:p>
          </table:table-cell>
          <table:table-cell table:style-name="ce19" table:formula="of:=[.$I64]*[.G$31]" office:value-type="float" office:value="209.627329192547" calcext:value-type="float">
            <text:p>2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table:formula="of:=FLOOR([.$B$51]*[.$B$52]*[.$B$53]/[.$A65]/([.B$15]/1000))" office:value-type="float" office:value="2240" calcext:value-type="float">
            <text:p>2240</text:p>
          </table:table-cell>
          <table:table-cell table:style-name="ce11" table:formula="of:=FLOOR([.$B$51]*[.$B$52]*[.$B$53]/[.$A65]/([.C$15]/1000))" office:value-type="float" office:value="1221" calcext:value-type="float">
            <text:p>1221</text:p>
          </table:table-cell>
          <table:table-cell table:style-name="ce11" table:formula="of:=FLOOR([.$B$51]*[.$B$52]*[.$B$53]/[.$A65]/([.D$15]/1000))" office:value-type="float" office:value="671" calcext:value-type="float">
            <text:p>671</text:p>
          </table:table-cell>
          <table:table-cell table:style-name="ce11" table:formula="of:=FLOOR([.$B$51]*[.$B$52]*[.$B$53]/[.$A65]/([.E$15]/1000))" office:value-type="float" office:value="372" calcext:value-type="float">
            <text:p>372</text:p>
          </table:table-cell>
          <table:table-cell table:style-name="ce11" table:formula="of:=FLOOR([.$B$51]*[.$B$52]*[.$B$53]/[.$A65]/([.F$15]/1000))" office:value-type="float" office:value="186" calcext:value-type="float">
            <text:p>186</text:p>
          </table:table-cell>
          <table:table-cell table:style-name="ce11" table:formula="of:=FLOOR([.$B$51]*[.$B$52]*[.$B$53]/[.$A65]/([.G$15]/1000))" office:value-type="float" office:value="104" calcext:value-type="float">
            <text:p>104</text:p>
          </table:table-cell>
          <table:table-cell/>
          <table:table-cell table:style-name="ce19" table:formula="of:=[.$B$51]*[.$B$52]*[.$B$53]/[.$A65]" office:value-type="float" office:value="138.24" calcext:value-type="float">
            <text:p>138</text:p>
          </table:table-cell>
          <table:table-cell table:style-name="ce19" table:formula="of:=[.$I65]*[.B$31]" office:value-type="float" office:value="2240.66390041494" calcext:value-type="float">
            <text:p>2241</text:p>
          </table:table-cell>
          <table:table-cell table:style-name="ce19" table:formula="of:=[.$I65]*[.C$31]" office:value-type="float" office:value="1221.71945701357" calcext:value-type="float">
            <text:p>1222</text:p>
          </table:table-cell>
          <table:table-cell table:style-name="ce19" table:formula="of:=[.$I65]*[.D$31]" office:value-type="float" office:value="671.641791044776" calcext:value-type="float">
            <text:p>672</text:p>
          </table:table-cell>
          <table:table-cell table:style-name="ce19" table:formula="of:=[.$I65]*[.E$31]" office:value-type="float" office:value="372.92817679558" calcext:value-type="float">
            <text:p>373</text:p>
          </table:table-cell>
          <table:table-cell table:style-name="ce19" table:formula="of:=[.$I65]*[.F$31]" office:value-type="float" office:value="186.46408839779" calcext:value-type="float">
            <text:p>186</text:p>
          </table:table-cell>
          <table:table-cell table:style-name="ce19" table:formula="of:=[.$I65]*[.G$31]" office:value-type="float" office:value="104.813664596273" calcext:value-type="float">
            <text:p>1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1" table:formula="of:=FLOOR([.$B$51]*[.$B$52]*[.$B$53]/[.$A66]/([.B$15]/1000))" office:value-type="float" office:value="1120" calcext:value-type="float">
            <text:p>1120</text:p>
          </table:table-cell>
          <table:table-cell table:style-name="ce11" table:formula="of:=FLOOR([.$B$51]*[.$B$52]*[.$B$53]/[.$A66]/([.C$15]/1000))" office:value-type="float" office:value="610" calcext:value-type="float">
            <text:p>610</text:p>
          </table:table-cell>
          <table:table-cell table:style-name="ce11" table:formula="of:=FLOOR([.$B$51]*[.$B$52]*[.$B$53]/[.$A66]/([.D$15]/1000))" office:value-type="float" office:value="335" calcext:value-type="float">
            <text:p>335</text:p>
          </table:table-cell>
          <table:table-cell table:style-name="ce11" table:formula="of:=FLOOR([.$B$51]*[.$B$52]*[.$B$53]/[.$A66]/([.E$15]/1000))" office:value-type="float" office:value="186" calcext:value-type="float">
            <text:p>186</text:p>
          </table:table-cell>
          <table:table-cell table:style-name="ce11" table:formula="of:=FLOOR([.$B$51]*[.$B$52]*[.$B$53]/[.$A66]/([.F$15]/1000))" office:value-type="float" office:value="93" calcext:value-type="float">
            <text:p>93</text:p>
          </table:table-cell>
          <table:table-cell table:style-name="ce11" table:formula="of:=FLOOR([.$B$51]*[.$B$52]*[.$B$53]/[.$A66]/([.G$15]/1000))" office:value-type="float" office:value="52" calcext:value-type="float">
            <text:p>52</text:p>
          </table:table-cell>
          <table:table-cell/>
          <table:table-cell table:style-name="ce19" table:formula="of:=[.$B$51]*[.$B$52]*[.$B$53]/[.$A66]" office:value-type="float" office:value="69.12" calcext:value-type="float">
            <text:p>69</text:p>
          </table:table-cell>
          <table:table-cell table:style-name="ce19" table:formula="of:=[.$I66]*[.B$31]" office:value-type="float" office:value="1120.33195020747" calcext:value-type="float">
            <text:p>1120</text:p>
          </table:table-cell>
          <table:table-cell table:style-name="ce19" table:formula="of:=[.$I66]*[.C$31]" office:value-type="float" office:value="610.859728506787" calcext:value-type="float">
            <text:p>611</text:p>
          </table:table-cell>
          <table:table-cell table:style-name="ce19" table:formula="of:=[.$I66]*[.D$31]" office:value-type="float" office:value="335.820895522388" calcext:value-type="float">
            <text:p>336</text:p>
          </table:table-cell>
          <table:table-cell table:style-name="ce19" table:formula="of:=[.$I66]*[.E$31]" office:value-type="float" office:value="186.46408839779" calcext:value-type="float">
            <text:p>186</text:p>
          </table:table-cell>
          <table:table-cell table:style-name="ce19" table:formula="of:=[.$I66]*[.F$31]" office:value-type="float" office:value="93.2320441988951" calcext:value-type="float">
            <text:p>93</text:p>
          </table:table-cell>
          <table:table-cell table:style-name="ce19" table:formula="of:=[.$I66]*[.G$31]" office:value-type="float" office:value="52.4068322981367" calcext:value-type="float">
            <text:p>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1" table:formula="of:=FLOOR([.$B$51]*[.$B$52]*[.$B$53]/[.$A67]/([.B$15]/1000))" office:value-type="float" office:value="448" calcext:value-type="float">
            <text:p>448</text:p>
          </table:table-cell>
          <table:table-cell table:style-name="ce11" table:formula="of:=FLOOR([.$B$51]*[.$B$52]*[.$B$53]/[.$A67]/([.C$15]/1000))" office:value-type="float" office:value="244" calcext:value-type="float">
            <text:p>244</text:p>
          </table:table-cell>
          <table:table-cell table:style-name="ce11" table:formula="of:=FLOOR([.$B$51]*[.$B$52]*[.$B$53]/[.$A67]/([.D$15]/1000))" office:value-type="float" office:value="134" calcext:value-type="float">
            <text:p>134</text:p>
          </table:table-cell>
          <table:table-cell table:style-name="ce11" table:formula="of:=FLOOR([.$B$51]*[.$B$52]*[.$B$53]/[.$A67]/([.E$15]/1000))" office:value-type="float" office:value="74" calcext:value-type="float">
            <text:p>74</text:p>
          </table:table-cell>
          <table:table-cell table:style-name="ce11" table:formula="of:=FLOOR([.$B$51]*[.$B$52]*[.$B$53]/[.$A67]/([.F$15]/1000))" office:value-type="float" office:value="37" calcext:value-type="float">
            <text:p>37</text:p>
          </table:table-cell>
          <table:table-cell table:style-name="ce11" table:formula="of:=FLOOR([.$B$51]*[.$B$52]*[.$B$53]/[.$A67]/([.G$15]/1000))" office:value-type="float" office:value="20" calcext:value-type="float">
            <text:p>20</text:p>
          </table:table-cell>
          <table:table-cell/>
          <table:table-cell table:style-name="ce19" table:formula="of:=[.$B$51]*[.$B$52]*[.$B$53]/[.$A67]" office:value-type="float" office:value="27.648" calcext:value-type="float">
            <text:p>28</text:p>
          </table:table-cell>
          <table:table-cell table:style-name="ce19" table:formula="of:=[.$I67]*[.B$31]" office:value-type="float" office:value="448.132780082988" calcext:value-type="float">
            <text:p>448</text:p>
          </table:table-cell>
          <table:table-cell table:style-name="ce19" table:formula="of:=[.$I67]*[.C$31]" office:value-type="float" office:value="244.343891402715" calcext:value-type="float">
            <text:p>244</text:p>
          </table:table-cell>
          <table:table-cell table:style-name="ce19" table:formula="of:=[.$I67]*[.D$31]" office:value-type="float" office:value="134.328358208955" calcext:value-type="float">
            <text:p>134</text:p>
          </table:table-cell>
          <table:table-cell table:style-name="ce19" table:formula="of:=[.$I67]*[.E$31]" office:value-type="float" office:value="74.5856353591161" calcext:value-type="float">
            <text:p>75</text:p>
          </table:table-cell>
          <table:table-cell table:style-name="ce19" table:formula="of:=[.$I67]*[.F$31]" office:value-type="float" office:value="37.292817679558" calcext:value-type="float">
            <text:p>37</text:p>
          </table:table-cell>
          <table:table-cell table:style-name="ce19" table:formula="of:=[.$I67]*[.G$31]" office:value-type="float" office:value="20.9627329192547" calcext:value-type="float">
            <text:p>21</text:p>
          </table:table-cell>
        </table:table-row>
        <table:table-row table:style-name="ro1">
          <table:table-cell office:value-type="string" calcext:value-type="string">
            <text:p>⭡ users/gateway</text:p>
          </table:table-cell>
          <table:table-cell table:style-name="ce11" table:number-columns-repeated="6"/>
          <table:table-cell/>
          <table:table-cell office:value-type="string" calcext:value-type="string">
            <text:p>⭡ fair use time (sec)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gend:</text:p>
          </table:table-cell>
          <table:table-cell table:style-name="ce12" office:value-type="string" calcext:value-type="string">
            <text:p>more than 100% duty cyc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more than 10% duty cycle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more than 1% duty cycle</text:p>
          </table:table-cell>
          <table:table-cell table:number-columns-repeated="13"/>
        </table:table-row>
        <calcext:conditional-formats>
          <calcext:conditional-format calcext:target-range-address="Feuille1.B56:Feuille1.G68">
            <calcext:condition calcext:apply-style-name="Post 100%" calcext:value="&gt;[.B$31]*[.$B$53]" calcext:base-cell-address="Feuille1.B56"/>
            <calcext:condition calcext:apply-style-name="Post 10%" calcext:value="&gt;[.B$30]*[.$B$53]" calcext:base-cell-address="Feuille1.B56"/>
            <calcext:condition calcext:apply-style-name="Post 1%" calcext:value="&gt;[.B$29]*[.$B$53]" calcext:base-cell-address="Feuille1.B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t_20_100_25_" style:display-name="Post 100%" style:family="table-cell" style:parent-style-name="Default">
      <style:table-cell-properties fo:background-color="#ff0000"/>
    </style:style>
    <style:style style:name="Post_20_10_25_" style:display-name="Post 10%" style:family="table-cell" style:parent-style-name="Default">
      <style:table-cell-properties fo:background-color="#ff9900"/>
    </style:style>
    <style:style style:name="Post_20_1_25_" style:display-name="Post 1%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28:32.839486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8T17:46:36.983189620</dc:date>
    <meta:editing-duration>PT2H23M37S</meta:editing-duration>
    <meta:editing-cycles>25</meta:editing-cycles>
    <meta:generator>LibreOffice/5.2.6.2$Linux_X86_64 LibreOffice_project/20m0$Build-2</meta:generator>
    <meta:document-statistic meta:table-count="1" meta:cell-count="410" meta:object-count="0"/>
  </office:meta>
</office:document-meta>
</file>